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Verdana, Tahoma"/>
    <style:font-face style:name="Lohit Devanagari1" svg:font-family="'Lohit Devanagari'"/>
    <style:font-face style:name="monospace1" svg:font-family="monospace, monospace"/>
    <style:font-face style:name="monospace" svg:font-family="monospace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rimitivos" style:family="table">
      <style:table-properties style:width="6.9965in" fo:margin-left="0in" table:align="left"/>
    </style:style>
    <style:style style:name="dprimitivos.A" style:family="table-column">
      <style:table-column-properties style:column-width="1.5625in"/>
    </style:style>
    <style:style style:name="dprimitivos.B" style:family="table-column">
      <style:table-column-properties style:column-width="3.6896in"/>
    </style:style>
    <style:style style:name="dprimitivos.C" style:family="table-column">
      <style:table-column-properties style:column-width="1.7444in"/>
    </style:style>
    <style:style style:name="dprimitivos.1" style:family="table-row">
      <style:table-row-properties style:min-row-height="0.3125in"/>
    </style:style>
    <style:style style:name="dprimitivos.A1" style:family="table-cell">
      <style:table-cell-properties style:vertical-align="middle" fo:padding="0in" fo:border="none" style:writing-mode="page"/>
    </style:style>
    <style:style style:name="dprimitivos.2" style:family="table-row">
      <style:table-row-properties style:min-row-height="0.5542in"/>
    </style:style>
    <style:style style:name="dprimitivos.4" style:family="table-row">
      <style:table-row-properties style:min-row-height="0.5035in"/>
    </style:style>
    <style:style style:name="Table1" style:family="table">
      <style:table-properties style:width="6.9965in" fo:margin-left="0.0014in" table:align="left"/>
    </style:style>
    <style:style style:name="Table1.A" style:family="table-column">
      <style:table-column-properties style:column-width="1.3111in"/>
    </style:style>
    <style:style style:name="Table1.B" style:family="table-column">
      <style:table-column-properties style:column-width="3.316in"/>
    </style:style>
    <style:style style:name="Table1.C" style:family="table-column">
      <style:table-column-properties style:column-width="2.3694in"/>
    </style:style>
    <style:style style:name="Table1.1" style:family="table-row">
      <style:table-row-properties style:min-row-height="0.434in"/>
    </style:style>
    <style:style style:name="Table1.A1" style:family="table-cell">
      <style:table-cell-properties style:vertical-align="middle" style:writing-mode="page"/>
    </style:style>
    <style:style style:name="Table1.2" style:family="table-row">
      <style:table-row-properties style:min-row-height="0.3028in"/>
    </style:style>
    <style:style style:name="Table1.A2" style:family="table-cell">
      <style:table-cell-properties style:vertical-align="middle" fo:padding="0in" fo:border="none" style:writing-mode="page"/>
    </style:style>
    <style:style style:name="Table1.3" style:family="table-row">
      <style:table-row-properties style:min-row-height="0.3125in"/>
    </style:style>
    <style:style style:name="P1" style:family="paragraph" style:parent-style-name="Standard">
      <style:text-properties fo:font-weight="normal" officeooo:rsid="000e3545" officeooo:paragraph-rsid="001c7fb7" style:font-weight-asian="normal" style:font-weight-complex="normal"/>
    </style:style>
    <style:style style:name="P2" style:family="paragraph" style:parent-style-name="Standard">
      <style:text-properties fo:font-weight="normal" officeooo:rsid="00256457" officeooo:paragraph-rsid="00256457" style:font-weight-asian="normal" style:font-weight-complex="normal"/>
    </style:style>
    <style:style style:name="P3" style:family="paragraph" style:parent-style-name="Standard">
      <style:text-properties fo:font-weight="bold" officeooo:rsid="0016dd56" officeooo:paragraph-rsid="0016dd56" style:font-weight-asian="bold" style:font-weight-complex="bold"/>
    </style:style>
    <style:style style:name="P4" style:family="paragraph" style:parent-style-name="Standard">
      <style:text-properties fo:font-weight="bold" officeooo:rsid="0016dd56" officeooo:paragraph-rsid="001a77d4" style:font-weight-asian="bold" style:font-weight-complex="bold"/>
    </style:style>
    <style:style style:name="P5" style:family="paragraph" style:parent-style-name="Standard">
      <style:text-properties fo:font-weight="bold" officeooo:rsid="0016dd56" officeooo:paragraph-rsid="001c7fb7" style:font-weight-asian="bold" style:font-weight-complex="bold"/>
    </style:style>
    <style:style style:name="P6" style:family="paragraph" style:parent-style-name="Standard">
      <style:text-properties fo:font-weight="bold" officeooo:rsid="001a77d4" officeooo:paragraph-rsid="001a77d4" style:font-weight-asian="bold" style:font-weight-complex="bold"/>
    </style:style>
    <style:style style:name="P7" style:family="paragraph" style:parent-style-name="Standard">
      <style:text-properties fo:font-weight="bold" officeooo:rsid="00127ec1" officeooo:paragraph-rsid="001a77d4" style:font-weight-asian="bold" style:font-weight-complex="bold"/>
    </style:style>
    <style:style style:name="P8" style:family="paragraph" style:parent-style-name="Standard">
      <style:text-properties fo:font-weight="bold" officeooo:rsid="00256457" officeooo:paragraph-rsid="00256457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1af453" officeooo:paragraph-rsid="001af453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1c7fb7"/>
    </style:style>
    <style:style style:name="P12" style:family="paragraph" style:parent-style-name="Table_20_Contents">
      <style:paragraph-properties fo:text-align="center" style:justify-single-word="false"/>
      <style:text-properties officeooo:paragraph-rsid="001d5407"/>
    </style:style>
    <style:style style:name="P13" style:family="paragraph" style:parent-style-name="Table_20_Contents">
      <style:paragraph-properties fo:text-align="center" style:justify-single-word="false"/>
      <style:text-properties officeooo:paragraph-rsid="001e95ba"/>
    </style:style>
    <style:style style:name="P14" style:family="paragraph" style:parent-style-name="Table_20_Contents">
      <style:paragraph-properties fo:text-align="center" style:justify-single-word="false"/>
      <style:text-properties officeooo:paragraph-rsid="0022f8bf"/>
    </style:style>
    <style:style style:name="P15" style:family="paragraph" style:parent-style-name="Table_20_Contents">
      <style:paragraph-properties fo:text-align="center" style:justify-single-word="false"/>
      <style:text-properties officeooo:paragraph-rsid="001af453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af453" officeooo:paragraph-rsid="001af45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1c7fb7" officeooo:paragraph-rsid="001c7fb7"/>
    </style:style>
    <style:style style:name="P18" style:family="paragraph" style:parent-style-name="Table_20_Contents">
      <style:paragraph-properties fo:text-align="center" style:justify-single-word="false"/>
      <style:text-properties officeooo:rsid="001d3ba4" officeooo:paragraph-rsid="001d3ba4"/>
    </style:style>
    <style:style style:name="P19" style:family="paragraph" style:parent-style-name="Table_20_Contents">
      <style:paragraph-properties fo:text-align="center" style:justify-single-word="false"/>
      <style:text-properties officeooo:rsid="001d5407" officeooo:paragraph-rsid="001d5407"/>
    </style:style>
    <style:style style:name="P20" style:family="paragraph" style:parent-style-name="Table_20_Contents">
      <style:paragraph-properties fo:text-align="center" style:justify-single-word="false"/>
      <style:text-properties officeooo:rsid="001e8314" officeooo:paragraph-rsid="001e8314"/>
    </style:style>
    <style:style style:name="P21" style:family="paragraph" style:parent-style-name="Table_20_Contents">
      <style:paragraph-properties fo:text-align="center" style:justify-single-word="false"/>
      <style:text-properties officeooo:rsid="001e95ba" officeooo:paragraph-rsid="001e95ba"/>
    </style:style>
    <style:style style:name="P22" style:family="paragraph" style:parent-style-name="Table_20_Contents">
      <style:paragraph-properties fo:text-align="center" style:justify-single-word="false"/>
      <style:text-properties officeooo:rsid="00201042" officeooo:paragraph-rsid="00201042"/>
    </style:style>
    <style:style style:name="P23" style:family="paragraph" style:parent-style-name="Table_20_Contents">
      <style:paragraph-properties fo:text-align="center" style:justify-single-word="false"/>
      <style:text-properties officeooo:rsid="002121ac" officeooo:paragraph-rsid="002121ac"/>
    </style:style>
    <style:style style:name="P24" style:family="paragraph" style:parent-style-name="Table_20_Contents">
      <style:paragraph-properties fo:text-align="center" style:justify-single-word="false"/>
      <style:text-properties officeooo:rsid="0022f8bf" officeooo:paragraph-rsid="0022f8bf"/>
    </style:style>
    <style:style style:name="T1" style:family="text">
      <style:text-properties fo:font-weight="bold" officeooo:rsid="00256457" style:font-weight-asian="bold" style:font-weight-complex="bold"/>
    </style:style>
    <style:style style:name="T2" style:family="text">
      <style:text-properties fo:font-weight="bold" officeooo:rsid="001af453" style:font-weight-asian="bold" style:font-weight-complex="bold"/>
    </style:style>
    <style:style style:name="T3" style:family="text">
      <style:text-properties fo:font-weight="bold" officeooo:rsid="001c7fb7" style:font-weight-asian="bold" style:font-weight-complex="bold"/>
    </style:style>
    <style:style style:name="T4" style:family="text">
      <style:text-properties officeooo:rsid="001af453"/>
    </style:style>
    <style:style style:name="T5" style:family="text">
      <style:text-properties officeooo:rsid="001c7fb7"/>
    </style:style>
    <style:style style:name="T6" style:family="text">
      <style:text-properties officeooo:rsid="001d5407"/>
    </style:style>
    <style:style style:name="T7" style:family="text">
      <style:text-properties officeooo:rsid="001e8314"/>
    </style:style>
    <style:style style:name="T8" style:family="text">
      <style:text-properties officeooo:rsid="001e95ba"/>
    </style:style>
    <style:style style:name="T9" style:family="text">
      <style:text-properties officeooo:rsid="00201042"/>
    </style:style>
    <style:style style:name="T10" style:family="text">
      <style:text-properties officeooo:rsid="002121ac"/>
    </style:style>
    <style:style style:name="T11" style:family="text">
      <style:text-properties officeooo:rsid="0022f8bf"/>
    </style:style>
    <style:style style:name="T12" style:family="text">
      <style:text-properties officeooo:rsid="002473be"/>
    </style:style>
    <style:style style:name="T13" style:family="text">
      <style:text-properties officeooo:rsid="00256457"/>
    </style:style>
    <style:style style:name="T14" style:family="text">
      <style:text-properties officeooo:rsid="0027667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Escritura </text:span><text:span text:style-name="T5">e inicializacion </text:span><text:span text:style-name="T4">de v</text:span>ariables</text:p>
      <text:p text:style-name="P1">( def nombre valor <text:s/>)</text:p>
      <text:p text:style-name="P1"/>
      <text:p text:style-name="P2">El nombre de la variable puede contener letras, numeros y guiones bajos. Deben comenzar o con letras o con guion bajo. Se distingue entre mayusculas o minuscula.</text:p>
      <text:p text:style-name="P2"/>
      <text:p text:style-name="P8">Tipos de datos</text:p>
      <text:p text:style-name="P5"/>
      <table:table table:name="dprimitivos" table:style-name="dprimitivos">
        <table:table-column table:style-name="dprimitivos.A"/>
        <table:table-column table:style-name="dprimitivos.B"/>
        <table:table-column table:style-name="dprimitivos.C"/>
        <table:table-row table:style-name="dprimitivos.1">
          <table:table-cell table:style-name="dprimitivos.A1" office:value-type="string">
            <text:p text:style-name="P16"><text:span text:style-name="T13">D</text:span>ato<text:span text:style-name="T13">s</text:span> <text:span text:style-name="T5">primitivo</text:span></text:p>
          </table:table-cell>
          <table:table-cell table:style-name="dprimitivos.A1" office:value-type="string">
            <text:p text:style-name="P16">Descripcion</text:p>
          </table:table-cell>
          <table:table-cell table:style-name="dprimitivos.A1" office:value-type="string">
            <text:p text:style-name="P16">Ejemplo</text:p>
          </table:table-cell>
        </table:table-row>
        <table:table-row table:style-name="dprimitivos.2">
          <table:table-cell table:style-name="dprimitivos.A1" office:value-type="string">
            <text:p text:style-name="P9">Entero</text:p>
          </table:table-cell>
          <table:table-cell table:style-name="dprimitivos.A1" office:value-type="string">
            <text:p text:style-name="P21">Tipo de dato entero, pueden ser short, long e int.</text:p>
          </table:table-cell>
          <table:table-cell table:style-name="dprimitivos.A1" office:value-type="string">
            <text:p text:style-name="P11"><text:span text:style-name="T5">( def </text:span><text:span text:style-name="T8">x</text:span><text:span text:style-name="T5"> 42 )</text:span></text:p>
          </table:table-cell>
        </table:table-row>
        <table:table-row table:style-name="dprimitivos.1">
          <table:table-cell table:style-name="dprimitivos.A1" office:value-type="string">
            <text:p text:style-name="P9">Flotante</text:p>
          </table:table-cell>
          <table:table-cell table:style-name="dprimitivos.A1" office:value-type="string">
            <text:p text:style-name="P12"><text:span text:style-name="T6">Numeros </text:span><text:span text:style-name="T8">con</text:span><text:span text:style-name="T6"> coma flotante.</text:span></text:p>
          </table:table-cell>
          <table:table-cell table:style-name="dprimitivos.A1" office:value-type="string">
            <text:p text:style-name="P11"><text:span text:style-name="T5">( def </text:span><text:span text:style-name="T8">y</text:span><text:span text:style-name="T5"> -1.5 )</text:span></text:p>
          </table:table-cell>
        </table:table-row>
        <table:table-row table:style-name="dprimitivos.4">
          <table:table-cell table:style-name="dprimitivos.A1" office:value-type="string">
            <text:p text:style-name="P9">Booleano</text:p>
          </table:table-cell>
          <table:table-cell table:style-name="dprimitivos.A1" office:value-type="string">
            <text:p text:style-name="P18"><text:span text:style-name="T6">D</text:span>ato booleano, puede tener el valor de true o false.</text:p>
          </table:table-cell>
          <table:table-cell table:style-name="dprimitivos.A1" office:value-type="string">
            <text:p text:style-name="P11"><text:span text:style-name="T5">( def </text:span><text:span text:style-name="T8">status</text:span><text:span text:style-name="T5"> true )</text:span></text:p>
          </table:table-cell>
        </table:table-row>
        <table:table-row table:style-name="dprimitivos.1">
          <table:table-cell table:style-name="dprimitivos.A1" office:value-type="string">
            <text:p text:style-name="P21">Char</text:p>
          </table:table-cell>
          <table:table-cell table:style-name="dprimitivos.A1" office:value-type="string">
            <text:p text:style-name="P21">Define un solo carácter literal.</text:p>
          </table:table-cell>
          <table:table-cell table:style-name="dprimitivos.A1" office:value-type="string">
            <text:p text:style-name="P17">/<text:span text:style-name="T9">e</text:span></text:p>
          </table:table-cell>
        </table:table-row>
        <table:table-row table:style-name="dprimitivos.1">
          <table:table-cell table:style-name="dprimitivos.A1" office:value-type="string">
            <text:p text:style-name="P19">Null</text:p>
          </table:table-cell>
          <table:table-cell table:style-name="dprimitivos.A1" office:value-type="string">
            <text:p text:style-name="P21">Representa valor NULL</text:p>
          </table:table-cell>
          <table:table-cell table:style-name="dprimitivos.A1" office:value-type="string">
            <text:p text:style-name="P19">nil</text:p>
          </table:table-cell>
        </table:table-row>
      </table:table>
      <text:p text:style-name="P3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<text:span text:style-name="T1">D</text:span><text:span text:style-name="T2">ato</text:span><text:span text:style-name="T1">s</text:span><text:span text:style-name="T2"> </text:span><text:span text:style-name="T3">estructurado</text:span></text:p>
          </table:table-cell>
          <table:table-cell table:style-name="Table1.A1" office:value-type="string">
            <text:p text:style-name="P16">Descripcion</text:p>
          </table:table-cell>
          <table:table-cell table:style-name="Table1.A1" office:value-type="string">
            <text:p text:style-name="P16">Ejemplo</text:p>
          </table:table-cell>
        </table:table-row>
        <table:table-row table:style-name="Table1.2">
          <table:table-cell table:style-name="Table1.A2" table:number-rows-spanned="2" office:value-type="string">
            <text:p text:style-name="P9">String</text:p>
          </table:table-cell>
          <table:table-cell table:style-name="Table1.A2" table:number-rows-spanned="2" office:value-type="string">
            <text:p text:style-name="P23">Cadena de caracteres</text:p>
          </table:table-cell>
          <table:table-cell table:style-name="Table1.A2" office:value-type="string">
            <text:p text:style-name="P13"><text:span text:style-name="T8">(def str</text:span><text:span text:style-name="T10">1</text:span><text:span text:style-name="T8"> “</text:span><text:span text:style-name="T9">metodo 1</text:span><text:span text:style-name="T8">”)</text:span></text:p>
          </table:table-cell>
        </table:table-row>
        <table:table-row table:style-name="Table1.3">
          <table:covered-table-cell/>
          <table:covered-table-cell/>
          <table:table-cell table:style-name="Table1.A2" office:value-type="string">
            <text:p text:style-name="P22">(def str2 (srt “metodo” “2”))</text:p>
          </table:table-cell>
        </table:table-row>
        <table:table-row table:style-name="Table1.3">
          <table:table-cell table:style-name="Table1.A1" table:number-rows-spanned="2" office:value-type="string">
            <text:p text:style-name="P9">Lista</text:p>
          </table:table-cell>
          <table:table-cell table:style-name="Table1.A1" table:number-rows-spanned="2" office:value-type="string">
            <text:p text:style-name="P23">Estructura que se usa para guardar datos</text:p>
          </table:table-cell>
          <table:table-cell table:style-name="Table1.A1" office:value-type="string">
            <text:p text:style-name="P23">(def lista1 ‘<text:span text:style-name="T6">(1 2 3 4)</text:span>)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12"><text:span text:style-name="T6">(</text:span><text:span text:style-name="T10">def lista2 (</text:span><text:span text:style-name="T7">list</text:span><text:span text:style-name="T6"> (1 2 3 4))</text:span><text:span text:style-name="T10">)</text:span></text:p>
          </table:table-cell>
        </table:table-row>
        <table:table-row table:style-name="Table1.3">
          <table:table-cell table:style-name="Table1.A1" table:number-rows-spanned="2" office:value-type="string">
            <text:p text:style-name="P9">Conjunto</text:p>
          </table:table-cell>
          <table:table-cell table:style-name="Table1.A1" table:number-rows-spanned="2" office:value-type="string">
            <text:p text:style-name="P23">Estructura que almacena valores unicos</text:p>
          </table:table-cell>
          <table:table-cell table:style-name="Table1.A1" office:value-type="string">
            <text:p text:style-name="P23">(def set1 (set ‘(1 5 9 6)))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23">(der set2 #{1 5 9 6})</text:p>
          </table:table-cell>
        </table:table-row>
        <table:table-row table:style-name="Table1.3">
          <table:table-cell table:style-name="Table1.A1" table:number-rows-spanned="2" office:value-type="string">
            <text:p text:style-name="P9">Mapa</text:p>
          </table:table-cell>
          <table:table-cell table:style-name="Table1.A1" table:number-rows-spanned="2" office:value-type="string">
            <text:p text:style-name="P24">Coleccion con pares de valores, clave y valor.</text:p>
            <text:p text:style-name="P24">Hay dos tipos de mapas, hashed y sorted.</text:p>
          </table:table-cell>
          <table:table-cell table:style-name="Table1.A1" office:value-type="string">
            <text:p text:style-name="P14">(def <text:span text:style-name="T12">mapa1</text:span> {“<text:span text:style-name="T14">a</text:span>” “<text:span text:style-name="T14">a1”</text:span>, “<text:span text:style-name="T14">b</text:span>” “<text:span text:style-name="T14">b1</text:span>”})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14"><text:span text:style-name="T11">(def mapa2 (hash-map "</text:span><text:span text:style-name="T12">a</text:span><text:span text:style-name="T11">" "</text:span><text:span text:style-name="T12">b</text:span><text:span text:style-name="T11">"))</text:span></text:p>
          </table:table-cell>
        </table:table-row>
        <table:table-row table:style-name="Table1.3">
          <table:table-cell table:style-name="Table1.A1" table:number-rows-spanned="2" office:value-type="string">
            <text:p text:style-name="P20">Vector</text:p>
          </table:table-cell>
          <table:table-cell table:style-name="Table1.A1" table:number-rows-spanned="2" office:value-type="string">
            <text:p text:style-name="P24">Coleccion que almacena valores, se pueden indexar con numeros consecutivos</text:p>
          </table:table-cell>
          <table:table-cell table:style-name="Table1.A1" office:value-type="string">
            <text:p text:style-name="P24">(def vector1 (vector 1 2 3))</text:p>
          </table:table-cell>
        </table:table-row>
        <table:table-row table:style-name="Table1.2">
          <table:covered-table-cell/>
          <table:covered-table-cell/>
          <table:table-cell table:style-name="Table1.A1" office:value-type="string">
            <text:p text:style-name="P24">(def vector2 [1 2 3])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Verdana, Tahoma"/>
    <style:font-face style:name="Lohit Devanagari1" svg:font-family="'Lohit Devanagari'"/>
    <style:font-face style:name="monospace1" svg:font-family="monospace, monospace"/>
    <style:font-face style:name="monospace" svg:font-family="monospace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05:57:21.662373853</meta:creation-date>
    <dc:date>2020-11-08T06:39:42.673713684</dc:date>
    <meta:editing-duration>PT1H16M15S</meta:editing-duration>
    <meta:editing-cycles>7</meta:editing-cycles>
    <meta:generator>LibreOffice/6.4.6.2$Linux_X86_64 LibreOffice_project/40$Build-2</meta:generator>
    <meta:document-statistic meta:table-count="2" meta:image-count="0" meta:object-count="0" meta:page-count="1" meta:paragraph-count="46" meta:word-count="205" meta:character-count="1113" meta:non-whitespace-character-count="953"/>
  </office:meta>
</office:document-meta>
</file>